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margin-left="0.9835in" fo:text-align="left" style:justify-single-word="false" fo:text-indent="0.4917in" style:auto-text-indent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text-properties fo:font-weight="bold" style:font-name-asian="Arial1" style:font-weight-asian="bold" style:font-name-complex="Calibri2" style:font-size-complex="32pt" style:font-weight-complex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line-height="115%"/>
      <style:text-properties fo:font-weight="bold" officeooo:rsid="00010f9a" officeooo:paragraph-rsid="00010f9a" fo:background-color="#ffff00" style:font-weight-asian="bold"/>
    </style:style>
    <style:style style:name="P8" style:family="paragraph" style:parent-style-name="Standard">
      <style:text-properties style:font-name="Calibri1" style:text-underline-style="solid" style:text-underline-width="auto" style:text-underline-color="font-color" fo:font-weight="normal" officeooo:rsid="0003075c" officeooo:paragraph-rsid="0003075c" style:font-name-asian="Arial1" style:font-weight-asian="normal" style:font-name-complex="Arial1" style:font-size-complex="10pt" style:font-weight-complex="normal"/>
    </style:style>
    <style:style style:name="P9" style:family="paragraph" style:parent-style-name="Standard">
      <style:text-properties style:font-name="Calibri1" fo:font-weight="bold" officeooo:rsid="0003075c" officeooo:paragraph-rsid="0003075c" fo:background-color="#ffff00" style:font-name-asian="Arial1" style:font-weight-asian="bold" style:font-name-complex="Arial1" style:font-size-complex="10pt"/>
    </style:style>
    <style:style style:name="P10" style:family="paragraph" style:parent-style-name="Standard" style:list-style-name="L1">
      <style:text-properties style:font-name="Calibri1" fo:font-weight="bold" officeooo:rsid="0003075c" officeooo:paragraph-rsid="0003075c" fo:background-color="#ffff00" style:font-name-asian="Arial1" style:font-weight-asian="bold" style:font-name-complex="Arial1" style:font-size-complex="10pt"/>
    </style:style>
    <style:style style:name="P11" style:family="paragraph" style:parent-style-name="Standard">
      <style:text-properties style:font-name="Calibri1" fo:font-weight="bold" style:font-name-asian="Arial1" style:font-weight-asian="bold" style:font-name-complex="Arial1" style:font-size-complex="10pt"/>
    </style:style>
    <style:style style:name="P12" style:family="paragraph" style:parent-style-name="Standard">
      <style:text-properties fo:font-weight="normal" officeooo:rsid="0003075c" officeooo:paragraph-rsid="0003075c" style:font-weight-asian="normal" style:font-weight-complex="normal"/>
    </style:style>
    <style:style style:name="P13" style:family="paragraph" style:parent-style-name="Standard">
      <style:text-properties fo:color="#000000" loext:opacity="100%" style:font-name="Calibri1" fo:font-weight="bold" officeooo:rsid="0003075c" officeooo:paragraph-rsid="0003075c" fo:background-color="transparent" style:font-name-asian="Calibri2" style:font-weight-asian="bold" style:font-name-complex="Calibri2" style:font-weight-complex="bold"/>
    </style:style>
    <style:style style:name="P14" style:family="paragraph" style:parent-style-name="Standard" style:list-style-name="L2">
      <style:text-properties fo:color="#000000" loext:opacity="100%" style:font-name="Calibri1" fo:font-weight="normal" officeooo:rsid="0003075c" officeooo:paragraph-rsid="0003075c" fo:background-color="transparent" style:font-name-asian="Calibri2" style:font-weight-asian="normal" style:font-name-complex="Calibri2" style:font-weight-complex="normal"/>
    </style:style>
    <style:style style:name="P15" style:family="paragraph" style:parent-style-name="Standard" style:list-style-name="L3">
      <style:text-properties fo:color="#000000" loext:opacity="100%" style:font-name="Calibri1" fo:font-weight="bold" officeooo:rsid="0003075c" officeooo:paragraph-rsid="0003075c" fo:background-color="transparent" style:font-name-asian="Calibri2" style:font-weight-asian="bold" style:font-name-complex="Calibri2" style:font-weight-complex="bold"/>
    </style:style>
    <style:style style:name="P16" style:family="paragraph" style:parent-style-name="Heading_20_3">
      <style:text-properties officeooo:paragraph-rsid="0003075c"/>
    </style:style>
    <style:style style:name="P17" style:family="paragraph" style:parent-style-name="Standard">
      <style:text-properties officeooo:paragraph-rsid="0003075c"/>
    </style:style>
    <style:style style:name="P18" style:family="paragraph" style:parent-style-name="Standard" style:list-style-name="L4">
      <style:text-properties officeooo:paragraph-rsid="0003075c"/>
    </style:style>
    <style:style style:name="P19" style:family="paragraph" style:parent-style-name="Standard" style:list-style-name="L5">
      <style:text-properties officeooo:paragraph-rsid="00047645"/>
    </style:style>
    <style:style style:name="P20" style:family="paragraph" style:parent-style-name="Heading_20_2">
      <style:text-properties fo:font-weight="normal"/>
    </style:style>
    <style:style style:name="P21" style:family="paragraph" style:parent-style-name="Heading_20_3">
      <style:text-properties officeooo:paragraph-rsid="00047645"/>
    </style:style>
    <style:style style:name="P22" style:family="paragraph" style:parent-style-name="Standard">
      <style:paragraph-properties fo:line-height="115%"/>
      <style:text-properties officeooo:paragraph-rsid="00047645"/>
    </style:style>
    <style:style style:name="P23" style:family="paragraph" style:parent-style-name="Standard">
      <style:text-properties officeooo:rsid="00047645" officeooo:paragraph-rsid="00047645"/>
    </style:style>
    <style:style style:name="P24" style:family="paragraph" style:parent-style-name="Standard">
      <style:text-properties officeooo:rsid="0005fbe7" officeooo:paragraph-rsid="0005fbe7"/>
    </style:style>
    <style:style style:name="P25" style:family="paragraph" style:parent-style-name="Standard" style:list-style-name="L6">
      <style:text-properties officeooo:rsid="0005fbe7" officeooo:paragraph-rsid="0005fbe7"/>
    </style:style>
    <style:style style:name="P26" style:family="paragraph" style:parent-style-name="Standard" style:list-style-name="WWNum3">
      <style:paragraph-properties fo:margin-left="0.4957in" fo:margin-top="0in" fo:margin-bottom="0in" style:contextual-spacing="false" fo:line-height="138%" fo:text-indent="-0.248in" style:auto-text-indent="false" fo:padding="0in" fo:border="none" style:shadow="none" style:join-border="false"/>
    </style:style>
    <style:style style:name="P27" style:family="paragraph" style:parent-style-name="Standard" style:list-style-name="WWNum3">
      <style:paragraph-properties fo:margin-left="0.4957in" fo:line-height="138%" fo:text-indent="-0.248in" style:auto-text-indent="false" fo:padding="0in" fo:border="none" style:shadow="none" style:join-border="false"/>
    </style:style>
    <style:style style:name="P28" style:family="paragraph" style:parent-style-name="Standard" style:list-style-name="WWNum4">
      <style:paragraph-properties fo:margin-top="0in" fo:margin-bottom="0in" style:contextual-spacing="false" fo:line-height="115%" fo:padding="0in" fo:border="none" style:shadow="none" style:join-border="false"/>
    </style:style>
    <style:style style:name="P29" style:family="paragraph" style:parent-style-name="Standard">
      <style:paragraph-properties fo:margin-left="0.5in" fo:margin-top="0in" fo:margin-bottom="0in" style:contextual-spacing="false" fo:line-height="115%" fo:padding="0in" fo:border="none" style:shadow="none" style:join-border="false"/>
      <style:text-properties fo:font-size="5pt" style:font-size-asian="5pt"/>
    </style:style>
    <style:style style:name="P30" style:family="paragraph" style:parent-style-name="Standard" style:list-style-name="WWNum4">
      <style:paragraph-properties fo:margin-left="0.4957in" fo:line-height="138%" fo:text-indent="-0.248in" style:auto-text-indent="false" fo:padding="0in" fo:border="none" style:shadow="none" style:join-border="false"/>
    </style:style>
    <style:style style:name="P31" style:family="paragraph" style:parent-style-name="Standard">
      <style:paragraph-properties fo:line-height="115%"/>
      <style:text-properties officeooo:rsid="0005fbe7" officeooo:paragraph-rsid="0005fbe7"/>
    </style:style>
    <style:style style:name="P32" style:family="paragraph" style:parent-style-name="Standard">
      <style:paragraph-properties fo:line-height="115%"/>
      <style:text-properties fo:color="#000000" loext:opacity="100%" style:font-name="Calibri1" style:text-underline-style="none" fo:font-weight="bold" officeooo:rsid="0006e1c0" officeooo:paragraph-rsid="0006e1c0" fo:background-color="#ffff00" style:font-name-asian="Calibri2" style:font-weight-asian="bold" style:font-name-complex="Calibri2" style:font-weight-complex="bold"/>
    </style:style>
    <style:style style:name="P33" style:family="paragraph" style:parent-style-name="Standard" style:list-style-name="L7">
      <style:paragraph-properties fo:line-height="115%"/>
      <style:text-properties officeooo:paragraph-rsid="0006e1c0"/>
    </style:style>
    <style:style style:name="P34" style:family="paragraph" style:parent-style-name="Standard">
      <style:paragraph-properties fo:line-height="115%"/>
      <style:text-properties fo:font-weight="bold" officeooo:rsid="0006e1c0" officeooo:paragraph-rsid="0006e1c0" style:font-weight-asian="bold" style:font-weight-complex="bold"/>
    </style:style>
    <style:style style:name="P35" style:family="paragraph" style:parent-style-name="Standard" style:list-style-name="L8">
      <style:paragraph-properties fo:line-height="115%"/>
      <style:text-properties officeooo:rsid="0006e1c0" officeooo:paragraph-rsid="0006e1c0"/>
    </style:style>
    <style:style style:name="P36" style:family="paragraph" style:parent-style-name="Standard" style:list-style-name="L9">
      <style:paragraph-properties fo:line-height="115%"/>
      <style:text-properties officeooo:rsid="0006e1c0" officeooo:paragraph-rsid="0006e1c0"/>
    </style:style>
    <style:style style:name="P37" style:family="paragraph" style:parent-style-name="Standard" style:list-style-name="L10">
      <style:paragraph-properties fo:line-height="115%"/>
      <style:text-properties officeooo:rsid="0006e1c0" officeooo:paragraph-rsid="0006e1c0"/>
    </style:style>
    <style:style style:name="P38" style:family="paragraph" style:parent-style-name="Standard">
      <style:paragraph-properties fo:line-height="115%"/>
      <style:text-properties fo:color="#000000" loext:opacity="100%" style:font-name="Calibri1" officeooo:rsid="0005fbe7" officeooo:paragraph-rsid="0005fbe7" style:font-name-asian="Calibri2" style:font-name-complex="Calibri2"/>
    </style:style>
    <style:style style:name="P39" style:family="paragraph" style:parent-style-name="Standard">
      <style:paragraph-properties fo:line-height="115%"/>
      <style:text-properties fo:color="#000000" loext:opacity="100%" style:font-name="Calibri1" style:font-name-asian="Calibri2" style:font-name-complex="Calibri2"/>
    </style:style>
    <style:style style:name="T1" style:family="text">
      <style:text-properties officeooo:rsid="00010f9a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fo:font-weight="bold" fo:background-color="#ffff00" loext:char-shading-value="0" style:font-weight-asian="bold" style:font-name-complex="Calibri2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name-asian="Arial1" style:font-weight-asian="bold" style:font-name-complex="Calibri2" style:font-size-complex="32pt" style:font-weight-complex="bold"/>
    </style:style>
    <style:style style:name="T8" style:family="text">
      <style:text-properties fo:font-weight="bold" style:font-name-asian="Arial1" style:font-weight-asian="bold" style:font-weight-complex="bold"/>
    </style:style>
    <style:style style:name="T9" style:family="text">
      <style:text-properties fo:font-weight="bold" officeooo:rsid="00010f9a" style:font-name-asian="Arial1" style:font-weight-asian="bold" style:font-weight-complex="bold"/>
    </style:style>
    <style:style style:name="T10" style:family="text">
      <style:text-properties fo:font-weight="bold"/>
    </style:style>
    <style:style style:name="T11" style:family="text">
      <style:text-properties style:font-name="Calibri1" fo:font-weight="bold" style:font-name-asian="Arial1" style:font-weight-asian="bold" style:font-name-complex="Arial1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#ffff00" loext:char-shading-value="0" style:font-weight-asian="bold"/>
    </style:style>
    <style:style style:name="T14" style:family="text">
      <style:text-properties style:font-name="Calibri1" style:font-name-asian="Arial1" style:font-name-complex="Arial1" style:font-size-complex="10pt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background-color="transparent" loext:char-shading-value="0"/>
    </style:style>
    <style:style style:name="T17" style:family="text">
      <style:text-properties fo:color="#000000" loext:opacity="100%" style:font-name="Calibri1" style:font-name-asian="Calibri2" style:font-name-complex="Calibri2"/>
    </style:style>
    <style:style style:name="T18" style:family="text">
      <style:text-properties fo:color="#000000" loext:opacity="100%" style:font-name="Calibri1" fo:font-weight="bold" fo:background-color="#ffff00" loext:char-shading-value="0" style:font-name-asian="Calibri2" style:font-weight-asian="bold" style:font-name-complex="Calibri2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fo:background-color="#ffff00" loext:char-shading-value="0" style:font-weight-asian="bold" style:font-weight-complex="bold"/>
    </style:style>
    <style:style style:name="T21" style:family="text">
      <style:text-properties fo:background-color="#ffff00" loext:char-shading-value="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officeooo:rsid="00010f9a" style:font-weight-asian="bold" style:font-weight-complex="bold"/>
    </style:style>
    <style:style style:name="T24" style:family="text">
      <style:text-properties fo:color="#000000" loext:opacity="100%" fo:font-size="11pt" fo:font-weight="bold" officeooo:rsid="0003075c" fo:background-color="#ffff00" loext:char-shading-value="0" style:font-size-asian="9.60000038146973pt" style:font-weight-asian="bold" style:font-size-complex="11pt" style:font-weight-complex="bold"/>
    </style:style>
    <style:style style:name="T25" style:family="text">
      <style:text-properties fo:color="#000000" loext:opacity="100%" fo:font-size="11pt" fo:font-weight="normal" officeooo:rsid="0003075c" style:font-size-asian="9.60000038146973pt" style:font-weight-asian="normal" style:font-size-complex="11pt" style:font-weight-complex="normal"/>
    </style:style>
    <style:style style:name="T26" style:family="text">
      <style:text-properties fo:color="#000000" loext:opacity="100%" fo:font-size="11pt" fo:font-weight="bold" officeooo:rsid="0003075c" style:font-size-asian="9.60000038146973pt" style:font-weight-asian="bold" style:font-size-complex="11pt" style:font-weight-complex="bold"/>
    </style:style>
    <style:style style:name="T27" style:family="text">
      <style:text-properties fo:color="#000000" loext:opacity="100%" fo:font-size="12pt" fo:font-weight="bold" officeooo:rsid="0003075c" style:font-size-asian="12pt" style:font-weight-asian="bold" style:font-size-complex="12pt" style:font-weight-complex="bold"/>
    </style:style>
    <style:style style:name="T28" style:family="text">
      <style:text-properties fo:color="#000000" loext:opacity="100%" fo:font-size="11pt" fo:font-weight="bold" officeooo:rsid="00047645" style:font-size-asian="11pt" style:font-weight-asian="bold" style:font-size-complex="11pt" style:font-weight-complex="bold"/>
    </style:style>
    <style:style style:name="T29" style:family="text">
      <style:text-properties fo:color="#000000" loext:opacity="100%" fo:font-size="11pt" fo:font-weight="normal" officeooo:rsid="00047645" style:font-size-asian="11pt" style:font-weight-asian="normal" style:font-size-complex="11pt" style:font-weight-complex="normal"/>
    </style:style>
    <style:style style:name="T30" style:family="text">
      <style:text-properties fo:color="#000000" loext:opacity="100%" fo:font-size="11pt" fo:font-weight="bold" officeooo:rsid="00047645" fo:background-color="#ffff00" loext:char-shading-value="0" style:font-size-asian="11pt" style:font-weight-asian="bold" style:font-size-complex="11pt" style:font-weight-complex="bold"/>
    </style:style>
    <style:style style:name="T31" style:family="text">
      <style:text-properties style:font-name-asian="Arial1" style:font-weight-asian="normal" style:font-weight-complex="normal"/>
    </style:style>
    <style:style style:name="T32" style:family="text">
      <style:text-properties fo:color="#000000" loext:opacity="100%" style:font-name="Calibri1" style:text-underline-style="solid" style:text-underline-width="auto" style:text-underline-color="font-color" fo:font-weight="bold" style:font-name-asian="Arial1" style:font-weight-asian="bold" style:font-name-complex="Arial1"/>
    </style:style>
    <style:style style:name="T33" style:family="text">
      <style:text-properties fo:color="#000000" loext:opacity="100%" style:font-name="Calibri1" fo:font-weight="bold" fo:background-color="#ffff00" loext:char-shading-value="0" style:font-name-asian="Calibri2" style:font-weight-asian="bold" style:font-name-complex="Calibri2"/>
    </style:style>
    <style:style style:name="T34" style:family="text">
      <style:text-properties fo:color="#000000" loext:opacity="100%" style:font-name="Calibri1" fo:background-color="#ffff00" loext:char-shading-value="0" style:font-name-asian="Calibri2" style:font-name-complex="Calibri2"/>
    </style:style>
    <style:style style:name="T35" style:family="text">
      <style:text-properties fo:font-size="5pt" style:font-size-asian="5pt"/>
    </style:style>
    <style:style style:name="T36" style:family="text">
      <style:text-properties fo:color="#000000" loext:opacity="100%" style:font-name="Calibri1" officeooo:rsid="0006e1c0" style:font-name-asian="Calibri2" style:font-name-complex="Calibri2"/>
    </style:style>
    <style:style style:name="T37" style:family="text">
      <style:text-properties fo:font-style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<text:span text:style-name="T1">3.</text:span> webové technologie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p text:style-name="Standard"/>
      <text:p text:style-name="Standard"/>
      <text:p text:style-name="P4" loext:marker-style-name="T7"/>
      <text:h text:style-name="Heading_20_2" text:outline-level="2" loext:marker-style-name="T8"><text:span text:style-name="T8">1</text:span><text:span text:style-name="T9">3</text:span><text:span text:style-name="T8">.1. Webové technologie na straně klienta </text:span><text:span text:style-name="T10">a serveru, frontend a backend</text:span></text:h>
      <text:h text:style-name="Heading_20_3" text:outline-level="3">vysvětlení</text:h>
      <text:p text:style-name="Standard" loext:marker-style-name="T11"><text:span text:style-name="T12">Prohlížeč</text:span> je <text:span text:style-name="T13">program na straně klienta</text:span>, <text:span text:style-name="T14">např.</text:span><text:span text:style-name="T11"> Google Chrome, Mozilla Firefox, Microsoft Edge, …</text:span></text:p>
      <text:p text:style-name="P5">Hlavním úkolem technologií na straně klienta je <text:span text:style-name="T13">prezentovat data a umožnit uživatelům komunikaci se serverem</text:span>.</text:p>
      <text:p text:style-name="P5">Služba WWW funguje na principu <text:span text:style-name="T10">klient-server</text:span> modelu, komunikace probíhá přes protokol HTTP.</text:p>
      <text:p text:style-name="P6">Technologiím a straně klienta se říká <text:span text:style-name="T13">frontend:</text:span></text:p>
      <text:p text:style-name="P7">odesílá HTTP požadavky a zobrazuje odpovědi v prohlížečí.</text:p>
      <text:p text:style-name="Standard" loext:marker-style-name="T11"><text:span text:style-name="T14">Technologie:</text:span><text:span text:style-name="T11"> HTML, JavaScript, CSS, frameworky a knihovny </text:span><text:span text:style-name="T14">např.</text:span><text:span text:style-name="T11"> React, Angular, jQuery, Vue</text:span></text:p>
      <text:p text:style-name="P8">Technologie na straně serveru jsou <text:span text:style-name="T15">backend</text:span>:</text:p>
      <text:p text:style-name="P9">Přijmají požadavky a zobrazují odpovědi, komunikuje s databází.</text:p>
      <text:list text:style-name="L1">
        <text:list-item>
          <text:p text:style-name="P10"><text:span text:style-name="T16">HTTP servery – </text:span>Apache, NGINX, IIS</text:p>
        </text:list-item>
        <text:list-item>
          <text:p text:style-name="P10"><text:span text:style-name="T16">Programovací jazyky: </text:span>Node.js, PHP, Python, Java, C#</text:p>
        </text:list-item>
        <text:list-item>
          <text:p text:style-name="P10"><text:span text:style-name="T16">Databáze: r</text:span>elační (MySQL) a NoSQL(MongoDB)</text:p>
        </text:list-item>
      </text:list>
      <text:p text:style-name="P11" loext:marker-style-name="T11"/>
      <text:h text:style-name="Heading_20_2" text:outline-level="2" loext:marker-style-name="T8"><text:span text:style-name="T8">1</text:span><text:span text:style-name="T9">3</text:span><text:span text:style-name="T8">.2. </text:span><text:span text:style-name="T10">Základy jazyka JavaScript a tvorba klientských webových aplikací</text:span></text:h>
      <text:h text:style-name="Heading_20_3" text:outline-level="3">vysvětlení</text:h>
      <text:p text:style-name="P12"><text:span text:style-name="T17">JavaScript – vznikl v roce 1995, </text:span><text:span text:style-name="T18">interpretovaný, objektově orientovaný a událostmi řízený jazyk.</text:span></text:p>
      <text:p text:style-name="P13">Vlastnosti JS:</text:p>
      <text:list text:style-name="L2">
        <text:list-item>
          <text:p text:style-name="P14">Dynamické typování: <text:span text:style-name="T19">typ proměnné závisí na hodnotě –</text:span><text:span text:style-name="T20"> number, string, boolean, null, object, symbol, undefined</text:span></text:p>
        </text:list-item>
        <text:list-item>
          <text:p text:style-name="P14">TypeScript: nadstavba JS od microsoftu. <text:span text:style-name="T19">Přidává statické typování, kompuluje se do čistého JS</text:span></text:p>
        </text:list-item>
      </text:list>
      <text:p text:style-name="P13"/>
      <text:p text:style-name="P13"><text:soft-page-break/>proměnné a syntaxe: Case-sensitive, camelCase:</text:p>
      <text:list text:style-name="L3">
        <text:list-item>
          <text:p text:style-name="P15"><text:span text:style-name="T21">var</text:span> –<text:span text:style-name="T22"> starší, má funkční platnost</text:span></text:p>
        </text:list-item>
        <text:list-item>
          <text:p text:style-name="P15"><text:span text:style-name="T21">let</text:span> – <text:span text:style-name="T22">moderní, bloková platnost, hodnotu lze změnit</text:span></text:p>
        </text:list-item>
        <text:list-item>
          <text:p text:style-name="P15"><text:span text:style-name="T21">const</text:span> – <text:span text:style-name="T22">moderní, bloková pevnost, nelze přepsat</text:span></text:p>
        </text:list-item>
      </text:list>
      <text:p text:style-name="Standard"/>
      <text:p text:style-name="P5"><text:span text:style-name="T12">DOM</text:span> (Document Object Model) je <text:span text:style-name="T13">objektový model HTML stránky</text:span>. Nejvyšší je <text:span text:style-name="T13">kořenový element</text:span><text:span text:style-name="T21"> </text:span>&lt;html&gt;. Dalšími elementy pod kořenovým jsou <text:span text:style-name="T13">HTML značky</text:span>, <text:span text:style-name="T13">texty</text:span><text:span text:style-name="T21"> </text:span>nebo <text:span text:style-name="T13">atributy</text:span>.</text:p>
      <text:p text:style-name="P5">Jednotlivé elementy mají své <text:span text:style-name="T13">vlastnosti</text:span>, <text:span text:style-name="T13">metody</text:span><text:span text:style-name="T21"> </text:span>a <text:span text:style-name="T13">události</text:span>. <text:span text:style-name="T12">Událost</text:span> je <text:span text:style-name="T13">detekována naslouchačem</text:span><text:span text:style-name="T21"> </text:span>(<text:span text:style-name="T13">EventListener</text:span>), který vyvolá <text:span text:style-name="T13">ohlasovou metodu</text:span><text:span text:style-name="T21"> </text:span>(<text:span text:style-name="T13">callback</text:span><text:span text:style-name="T21"> </text:span><text:span text:style-name="T13">function</text:span>)</text:p>
      <text:p text:style-name="P5"><text:span text:style-name="T12">BOM</text:span> (Browser Object Model) je <text:span text:style-name="T13">objektový model prohlížeče</text:span>. Základním objektem je <text:span text:style-name="T13">window</text:span> = <text:span text:style-name="T13">okno prohlížeče</text:span>.</text:p>
      <text:p text:style-name="Standard" loext:marker-style-name="T19"><text:span text:style-name="Nadpis_20_2_20_Char"><text:span text:style-name="T19">1</text:span></text:span><text:span text:style-name="Nadpis_20_2_20_Char"><text:span text:style-name="T23">3</text:span></text:span><text:span text:style-name="Nadpis_20_2_20_Char"><text:span text:style-name="T19">.3. Tvorba webových serverových aplikací s využitím Node.js, synchronní a asynchronní programování</text:span></text:span></text:p>
      <text:h text:style-name="P16" text:outline-level="3"><text:span text:style-name="Nadpis_20_2_20_Char"><text:span text:style-name="T22">vysvětlení</text:span></text:span></text:h>
      <text:p text:style-name="P17"><text:span text:style-name="Nadpis_20_2_20_Char"><text:span text:style-name="T24">Node.js –</text:span></text:span><text:span text:style-name="Nadpis_20_2_20_Char"><text:span text:style-name="T25"> </text:span></text:span><text:span text:style-name="Nadpis_20_2_20_Char"><text:span text:style-name="T24">multiplatformní runtime prostředí </text:span></text:span><text:span text:style-name="Nadpis_20_2_20_Char"><text:span text:style-name="T25">postavené na V8 enginu od Googlu. Umožňuje backend v JavaScriptu.</text:span></text:span></text:p>
      <text:list text:style-name="L4">
        <text:list-item>
          <text:p text:style-name="P18"><text:span text:style-name="Nadpis_20_2_20_Char"><text:span text:style-name="T26">Npm</text:span></text:span><text:span text:style-name="Nadpis_20_2_20_Char"><text:span text:style-name="T25"> (node package manager) – </text:span></text:span><text:span text:style-name="Nadpis_20_2_20_Char"><text:span text:style-name="T24">správce balíčků</text:span></text:span><text:span text:style-name="Nadpis_20_2_20_Char"><text:span text:style-name="T25"> pro instalaci modulů</text:span></text:span></text:p>
        </text:list-item>
        <text:list-item>
          <text:p text:style-name="P18"><text:span text:style-name="Nadpis_20_2_20_Char"><text:span text:style-name="T26">Express.js</text:span></text:span><text:span text:style-name="Nadpis_20_2_20_Char"><text:span text:style-name="T25"> – nejpoužívanější framework pro </text:span></text:span><text:span text:style-name="Nadpis_20_2_20_Char"><text:span text:style-name="T26">tvorbu web serverů a API</text:span></text:span></text:p>
        </text:list-item>
      </text:list>
      <text:p text:style-name="P17"><text:span text:style-name="Nadpis_20_2_20_Char"><text:span text:style-name="T27">synchronní vs. Asynchroní programování:</text:span></text:span></text:p>
      <text:list text:style-name="L5">
        <text:list-item>
          <text:p text:style-name="P19"><text:span text:style-name="Nadpis_20_2_20_Char"><text:span text:style-name="T28">synchronní</text:span></text:span><text:span text:style-name="Nadpis_20_2_20_Char"><text:span text:style-name="T29"> – </text:span></text:span><text:span text:style-name="Nadpis_20_2_20_Char"><text:span text:style-name="T30">kod blokuje běh programu a čeká na dokončení operace</text:span></text:span></text:p>
        </text:list-item>
        <text:list-item>
          <text:p text:style-name="P19"><text:span text:style-name="Nadpis_20_2_20_Char"><text:span text:style-name="T28">asynchronní</text:span></text:span><text:span text:style-name="Nadpis_20_2_20_Char"><text:span text:style-name="T29"> – </text:span></text:span><text:span text:style-name="Nadpis_20_2_20_Char"><text:span text:style-name="T30">program nečeká, pokračuje dál</text:span></text:span><text:span text:style-name="Nadpis_20_2_20_Char"><text:span text:style-name="T29"> a operaci zpracuje, až bude hotová. Využívá se pro stahování dat ze serveru či práci se soubory</text:span></text:span></text:p>
        </text:list-item>
        <text:list-item>
          <text:p text:style-name="P19"><text:span text:style-name="Nadpis_20_2_20_Char"><text:span text:style-name="T28">nástroje asynchronního JS:</text:span></text:span><text:span text:style-name="Nadpis_20_2_20_Char"><text:span text:style-name="T29"> Callback funkce, promises a moderní syntaxe Async</text:span></text:span></text:p>
        </text:list-item>
      </text:list>
      <text:h text:style-name="P20" text:outline-level="2"><text:span text:style-name="T8">1</text:span><text:span text:style-name="T9">3</text:span><text:span text:style-name="T8">.4.</text:span><text:span text:style-name="T31"> </text:span><text:span text:style-name="T10">Webová API, komunikace mezi frontendem a backendem, AJAX</text:span></text:h>
      <text:h text:style-name="P21" text:outline-level="3">vysvětlení</text:h>
      <text:p text:style-name="P22" loext:marker-style-name="T32"><text:span text:style-name="T12">AJAX</text:span> (Asynchronous JavaScript and XML) je označení pro technologie webových aplikací, <text:span text:style-name="T13">které mění obsah stránky bez opětovného načítání celé stránky</text:span>.</text:p>
      <text:p text:style-name="Standard" loext:marker-style-name="T12">Děje se to <text:span text:style-name="T13">pomocí JavaScriptu</text:span>, který <text:span text:style-name="T13">získává data ze serveru</text:span>, ve formátu <text:span text:style-name="T13">XML</text:span><text:span text:style-name="T21"> </text:span>nebo <text:span text:style-name="T13">JSON</text:span></text:p>
      <text:p text:style-name="P23">Dnes se k AJAXovým dotazům využívá Fetch API.</text:p>
      <text:p text:style-name="P23"><text:span text:style-name="T15">REST API </text:span><text:span text:style-name="T15">je standard pro komunikaci mezi klientem a serverem</text:span>. Využívá HTTP metody (GET, POST, PUT, DELETE) a vrací data ve formátu JSON nebo XML.</text:p>
      <text:p text:style-name="P24">Moderní alternativy komunikace:</text:p>
      <text:list text:style-name="L6">
        <text:list-item>
          <text:p text:style-name="P25"><text:span text:style-name="T19">GraphQL</text:span> – dotazovací jazyk, klient si řekne přesně o data které potřebuje</text:p>
        </text:list-item>
        <text:list-item>
          <text:p text:style-name="P25"><text:span text:style-name="T19">WebSockets</text:span> – obousměrná komunikace v real time</text:p>
        </text:list-item>
      </text:list>
      <text:h text:style-name="Heading_20_3" text:outline-level="3"><text:soft-page-break/>VÝHODY​ a nevýhody</text:h>
      <text:list text:style-name="WWNum3">
        <text:list-item>
          <text:p text:style-name="P26"><text:span text:style-name="T33">Nemusí se překreslovat celá stránka</text:span><text:span text:style-name="T17">, ale jenom ta část, která se změnila</text:span></text:p>
        </text:list-item>
        <text:list-item>
          <text:p text:style-name="P26"><text:span text:style-name="T17">S AJAXem má uživatel pocit </text:span><text:span text:style-name="T33">větší plynulosti</text:span></text:p>
        </text:list-item>
        <text:list-item>
          <text:p text:style-name="P27"><text:span text:style-name="T33">Snížení zátěže webového serveru a sítě</text:span><text:span text:style-name="T17"> ​</text:span></text:p>
        </text:list-item>
      </text:list>
      <text:list text:style-name="WWNum4">
        <text:list-item>
          <text:p text:style-name="P28"><text:span text:style-name="T33">Není možné snadno předat URL stránky,</text:span><text:span text:style-name="T34"> </text:span><text:span text:style-name="T33">na níž byly provedeny změny</text:span><text:span text:style-name="T17"> prostřednictvím AJAXu. ​</text:span></text:p>
        </text:list-item>
      </text:list>
      <text:p text:style-name="P29" loext:marker-style-name="T35"/>
      <text:list text:continue-numbering="true" text:style-name="WWNum4">
        <text:list-item>
          <text:p text:style-name="P28"><text:span text:style-name="T17">komunikace se serverem v pozadí aplikace: pokud uživatel neobdrží </text:span><text:span text:style-name="T33">zřetelný signál</text:span><text:span text:style-name="T34"> </text:span><text:span text:style-name="T17">(např. animovanou ikonkou), že probíhá odbavení požadavku, </text:span><text:span text:style-name="T33">může reagovat nevhodně</text:span><text:span text:style-name="T34"> </text:span><text:span text:style-name="T17">- např. opakovat objednávku vstupenek.</text:span></text:p>
        </text:list-item>
      </text:list>
      <text:p text:style-name="P29" loext:marker-style-name="T35"/>
      <text:list text:continue-numbering="true" text:style-name="WWNum4">
        <text:list-item>
          <text:p text:style-name="P30"><text:span text:style-name="T17">Textový prohlížeč </text:span><text:span text:style-name="T33">LYNX</text:span><text:span text:style-name="T34"> </text:span><text:span text:style-name="T33">nepodporuje</text:span><text:span text:style-name="T34"> </text:span><text:span text:style-name="T33">AJAX</text:span></text:p>
        </text:list-item>
      </text:list>
      <text:h text:style-name="Heading_20_2" text:outline-level="2" loext:marker-style-name="T8"><text:span text:style-name="T10">13.5. Webové knihovny, frameworky a nástroje, jejich využití v praxi</text:span></text:h>
      <text:h text:style-name="Heading_20_3" text:outline-level="3">vysvětlení</text:h>
      <text:p text:style-name="P31" loext:marker-style-name="T17"><text:span text:style-name="T18">Knihovna je sada funkcí. Framework je hotová kostra aplikace,</text:span><text:span text:style-name="T17"> která udává pravidla a volá kod na jedu část aplikace(řeší rouotvání, databáze i zabezpečení).</text:span></text:p>
      <text:p text:style-name="P32">Full-Stack – framework ale na obě části aplikace:</text:p>
      <text:list text:style-name="L7">
        <text:list-item>
          <text:p text:style-name="P33"><text:span text:style-name="T36">MERN / MEAN stack -</text:span>kompletní řešení složené z MongoDB, Express.js, Reactu/Angularu a Node.js.</text:p>
        </text:list-item>
        <text:list-item>
          <text:p text:style-name="P33"><text:span text:style-name="T37">Next.js</text:span> – framework nad Reactem pro renderování na serveru (SSR).</text:p>
        </text:list-item>
      </text:list>
      <text:p text:style-name="P34">Frontend frameworky:</text:p>
      <text:list text:style-name="L8">
        <text:list-item>
          <text:p text:style-name="P35">React – DOM, Angular, Vue,js</text:p>
        </text:list-item>
        <text:list-item>
          <text:p text:style-name="P35">CSS frameworky – bootstrap, tailwind CSS</text:p>
        </text:list-item>
      </text:list>
      <text:p text:style-name="P34">Backend frameworky:</text:p>
      <text:list text:style-name="L9">
        <text:list-item>
          <text:p text:style-name="P36">Node.JS – Express.js, NestJS</text:p>
        </text:list-item>
        <text:list-item>
          <text:p text:style-name="P36">Python – Django, Flask</text:p>
        </text:list-item>
        <text:list-item>
          <text:p text:style-name="P36">PHP – Laravel, symfony</text:p>
        </text:list-item>
      </text:list>
      <text:p text:style-name="P34">vývojářské nástroje:</text:p>
      <text:list text:style-name="L10">
        <text:list-item>
          <text:p text:style-name="P37">VS code</text:p>
        </text:list-item>
        <text:list-item>
          <text:p text:style-name="P37">Chrome Developer Tools (ladění chyb, konzole, síťový provoz)</text:p>
        </text:list-item>
        <text:list-item>
          <text:p text:style-name="P37">Postman (testování API)</text:p>
        </text:list-item>
        <text:list-item>
          <text:p text:style-name="P37">WebPack (balení JS a CSS souborů pro produkci)</text:p>
        </text:list-item>
      </text:list>
      <text:p text:style-name="P38" loext:marker-style-name="T17"/>
      <text:p text:style-name="P38" loext:marker-style-name="T17"/>
      <text:p text:style-name="P39" loext:marker-style-name="T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Calibri2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Calibri2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" style:num-suffix="" text:bullet-char="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8</meta:editing-cycles>
    <meta:creation-date>2023-04-09T23:20:00</meta:creation-date>
    <dc:date>2026-04-22T19:30:44.435513762</dc:date>
    <meta:editing-duration>PT1H3M45S</meta:editing-duration>
    <meta:generator>LibreOffice/26.2.2.2$Linux_X86_64 LibreOffice_project/620$Build-2</meta:generator>
    <meta:document-statistic meta:table-count="0" meta:image-count="0" meta:object-count="0" meta:page-count="3" meta:paragraph-count="73" meta:word-count="657" meta:character-count="4544" meta:non-whitespace-character-count="3955"/>
    <meta:user-defined meta:name="AppVersion">16.0000</meta:user-defined>
    <meta:template xlink:type="simple" xlink:actuate="onRequest" xlink:title="Normal.dotm" xlink:href=""/>
  </office:meta>
</office:document-meta>
</file>